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list-style-name="L1">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style:font-name="Liberation Serif" fo:font-size="11pt" fo:font-weight="normal" style:font-size-asian="11pt" style:font-weight-asian="normal" style:font-size-complex="11pt" style:font-weight-complex="normal"/>
    </style:style>
    <style:style style:name="T2" style:family="text">
      <style:text-properties style:font-name="Liberation Serif" fo:font-size="11pt" style:font-size-asian="11pt" style:font-size-complex="11pt"/>
    </style:style>
    <style:style style:name="T3"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4" style:family="text">
      <style:text-properties style:text-position="sub 58%" style:font-name="Liberation Serif" fo:font-size="11pt" fo:font-weight="normal" style:font-size-asian="11pt" style:font-weight-asian="normal" style:font-size-complex="11pt" style:font-weight-complex="normal"/>
    </style:style>
    <style:style style:name="T5" style:family="text">
      <style:text-properties style:text-position="super 58%" style:font-name="Liberation Serif" fo:font-size="11pt" fo:font-weight="normal" style:font-size-asian="11pt" style:font-weight-asian="normal" style:font-size-complex="11pt" style:font-weight-complex="normal"/>
    </style:style>
    <style:style style:name="T6" style:family="text">
      <style:text-properties style:text-position="0% 100%" style:font-name="Liberation Serif" fo:font-size="11pt" fo:font-weight="normal" style:font-size-asian="11pt" style:font-weight-asian="normal" style:font-size-complex="11pt" style:font-weight-complex="normal"/>
    </style:style>
    <style:style style:name="T7" style:family="text">
      <style:text-properties fo:font-size="11pt" style:font-size-asian="11pt" style:font-size-complex="11pt"/>
    </style:style>
    <style:style style:name="T8" style:family="text">
      <style:text-properties style:text-line-through-style="solid" style:font-name="Liberation Serif" fo:font-size="11pt" fo:font-weight="normal" style:font-size-asian="11pt" style:font-weight-asian="normal" style:font-size-complex="11pt"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7">CSC151.02 2010S Project Proposal</text:span></text:span></text:p>
      <text:p text:style-name="P1"><text:span text:style-name="Source_20_Text"><text:span text:style-name="T1">Group: David Cowden, Sammy Huang, Alex Hsieh, Reed Caron</text:span></text:span></text:p>
      <text:p text:style-name="P1"><text:span text:style-name="Source_20_Text"><text:span text:style-name="T1">3 May 2010</text:span></text:span></text:p>
      <text:p text:style-name="P1"><text:span text:style-name="Source_20_Text"><text:span text:style-name="T1"/></text:span></text:p>
      <text:p text:style-name="P1"><text:span text:style-name="Source_20_Text"><text:span text:style-name="T1"/></text:span></text:p>
      <text:p text:style-name="P2"><text:span text:style-name="Source_20_Text"><text:span text:style-name="T2">Design Statement</text:span></text:span></text:p>
      <text:p text:style-name="P2"><text:span text:style-name="Source_20_Text"><text:span text:style-name="T1">We will be exploring the union between organic shapes and set mathematical formulas. <text:s/>These formulas could define fractal patterns that generate flowing, distinct forms while at the same time allowing us to automate and parameterize the image creation. <text:s/>Of such fractal formulas, we have chosen to make an image-creating procedure based on the Julia fractal set because of its elegance. <text:s/>However, to make our artwork an even more visually stimulating exploration of forms and color harmony, we will add two more elements to our procedure along with the Julia fractal component. <text:s/>The second element will be to create grids of circles and squares to explore the dynamics between depth, texture, grid-implying rigidity, and the free-flowing curves of the Julia fractal. <text:s/>The third element will be to </text:span></text:span><text:span text:style-name="Source_20_Text"><text:span text:style-name="T8">invert</text:span></text:span><text:span text:style-name="Source_20_Text"><text:span text:style-name="T1"> lighten the color of specific pixels that correspond to the shape of a Dragon Curve fractal. <text:s/>These three elements will be combined together to create a unique blend of shapes and colors that paradoxically expresses both harmony and conflict.</text:span></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Technique Statement</text:span></text:span></text:p>
      <text:p text:style-name="P2"><text:span text:style-name="Source_20_Text"><text:span text:style-name="T1">Our image-creating procedure will then be divided into three parts. <text:s/>The procedure will run these parts in their respective order to create the final image.</text:span></text:span></text:p>
      <text:list text:style-name="L1">
        <text:list-item>
          <text:p text:style-name="P4"><text:span text:style-name="Source_20_Text"><text:span text:style-name="T1">Julia Set (procedure: </text:span></text:span><text:span text:style-name="Source_20_Text"><text:span text:style-name="T3">julia</text:span></text:span><text:span text:style-name="Source_20_Text"><text:span text:style-name="T1">)</text:span></text:span></text:p>
          <text:list>
            <text:list-item>
              <text:p text:style-name="P4"><text:span text:style-name="Source_20_Text"><text:span text:style-name="T1">Our basic approach will be to use </text:span></text:span><text:span text:style-name="Source_20_Text"><text:span text:style-name="T3">image-compute-pixels</text:span></text:span><text:span text:style-name="Source_20_Text"><text:span text:style-name="T1"> as the primary action along with a recursive definition that adjusts according to the Julia formula.</text:span></text:span></text:p>
              <text:list>
                <text:list-item>
                  <text:p text:style-name="P4"><text:span text:style-name="Source_20_Text"><text:span text:style-name="T1">The Julia Set is based on the formula J</text:span></text:span><text:span text:style-name="Source_20_Text"><text:span text:style-name="T4">n+1 </text:span></text:span><text:span text:style-name="Source_20_Text"><text:span text:style-name="T6">= J</text:span></text:span><text:span text:style-name="Source_20_Text"><text:span text:style-name="T4">n</text:span></text:span><text:span text:style-name="Source_20_Text"><text:span text:style-name="T5">2</text:span></text:span><text:span text:style-name="Source_20_Text"><text:span text:style-name="T4"> <text:s text:c="2"/></text:span></text:span><text:span text:style-name="Source_20_Text"><text:span text:style-name="T6">+ k, where k = n/1000.</text:span></text:span></text:p>
                </text:list-item>
                <text:list-item>
                  <text:p text:style-name="P4"><text:span text:style-name="Source_20_Text"><text:span text:style-name="T1">Set and thus shape of image is altered according to n.</text:span></text:span></text:p>
                </text:list-item>
                <text:list-item>
                  <text:p text:style-name="P4"><text:span text:style-name="Source_20_Text"><text:span text:style-name="T1">Colors are based on the number of recursions it takes each pixel to escape the set.</text:span></text:span></text:p>
                </text:list-item>
              </text:list>
            </text:list-item>
          </text:list>
        </text:list-item>
        <text:list-item>
          <text:p text:style-name="P4"><text:span text:style-name="Source_20_Text"><text:span text:style-name="T1">Circles and Squares Grid (procedures: </text:span></text:span><text:span text:style-name="Source_20_Text"><text:span text:style-name="T3">circles</text:span></text:span><text:span text:style-name="Source_20_Text"><text:span text:style-name="T1">, </text:span></text:span><text:span text:style-name="Source_20_Text"><text:span text:style-name="T3">mesh-grid</text:span></text:span><text:span text:style-name="Source_20_Text"><text:span text:style-name="T1">)</text:span></text:span></text:p>
          <text:list>
            <text:list-item>
              <text:p text:style-name="P4"><text:span text:style-name="Source_20_Text"><text:span text:style-name="T1">For each ones digit (0-9) of n, we will create a procedure that makes a different amount of small circles and squares in a grid. <text:s/></text:span></text:span></text:p>
              <text:list>
                <text:list-item>
                  <text:p text:style-name="P4"><text:span text:style-name="Source_20_Text"><text:span text:style-name="T1">The size of each circle or square in a grid is set. </text:span></text:span></text:p>
                </text:list-item>
                <text:list-item>
                  <text:p text:style-name="P4"><text:span text:style-name="Source_20_Text"><text:span text:style-name="T1">The procedures will recurse through an area of the image defined by the parameters, making selections based on the area's row/column and moving forward by offsets until it reaches the end width of the area.</text:span></text:span></text:p>
                </text:list-item>
                <text:list-item>
                  <text:p text:style-name="P4"><text:span text:style-name="Source_20_Text"><text:span text:style-name="T1">Circles will be created with </text:span></text:span><text:span text:style-name="Source_20_Text"><text:span text:style-name="T3">image-select-ellipse!</text:span></text:span><text:span text:style-name="Source_20_Text"><text:span text:style-name="T1"> and then </text:span></text:span><text:span text:style-name="Source_20_Text"><text:span text:style-name="T3">selection-transform!</text:span></text:span><text:span text:style-name="Source_20_Text"><text:span text:style-name="T1"> with </text:span></text:span><text:span text:style-name="Source_20_Text"><text:span text:style-name="T3">rgb-lighter</text:span></text:span><text:span text:style-name="Source_20_Text"><text:span text:style-name="T1">. <text:s/></text:span></text:span></text:p>
                </text:list-item>
                <text:list-item>
                  <text:p text:style-name="P4"><text:span text:style-name="Source_20_Text"><text:span text:style-name="T1">Squares will be created with </text:span></text:span><text:span text:style-name="Source_20_Text"><text:span text:style-name="T3">image-select-rectangle!</text:span></text:span><text:span text:style-name="Source_20_Text"><text:span text:style-name="T1"> and then</text:span></text:span><text:span text:style-name="Source_20_Text"><text:span text:style-name="T3"> image-select-inverse!</text:span></text:span><text:span text:style-name="Source_20_Text"><text:span text:style-name="T1"> to select the outline of the squares. <text:s/>We will then use </text:span></text:span><text:span text:style-name="Source_20_Text"><text:span text:style-name="T3">selection-transform!</text:span></text:span><text:span text:style-name="Source_20_Text"><text:span text:style-name="T1"> with </text:span></text:span><text:span text:style-name="Source_20_Text"><text:span text:style-name="T3">rgb-darker</text:span></text:span><text:span text:style-name="Source_20_Text"><text:span text:style-name="T1"> to give the impression of squares. </text:span></text:span></text:p>
                </text:list-item>
              </text:list>
            </text:list-item>
          </text:list>
        </text:list-item>
        <text:list-item>
          <text:p text:style-name="P4"><text:span text:style-name="Source_20_Text"><text:span text:style-name="T1">Dragon Curve (procedure: </text:span></text:span><text:span text:style-name="Source_20_Text"><text:span text:style-name="T3">dragon</text:span></text:span><text:span text:style-name="Source_20_Text"><text:span text:style-name="T1">)</text:span></text:span></text:p>
          <text:list>
            <text:list-item>
              <text:p text:style-name="P4"><text:span text:style-name="Source_20_Text"><text:span text:style-name="T1">Will be created using turtle-esque graphics and recursive definition. <text:s/></text:span></text:span></text:p>
              <text:list>
                <text:list-item>
                  <text:p text:style-name="P4"><text:span text:style-name="Source_20_Text"><text:span text:style-name="T1">We will define our own turtle system affectionately named 'pandas'</text:span></text:span></text:p>
                </text:list-item>
                <text:list-item>
                  <text:p text:style-name="P4"><text:span text:style-name="Source_20_Text"><text:span text:style-name="T1">Each panda will be able to take a color-transforming procedure (e.g. invert) and apply it to the color of the pixel it travels over effectively changing the color of that pixel</text:span></text:span></text:p>
                </text:list-item>
                <text:list-item>
                  <text:p text:style-name="P4"><text:span text:style-name="Source_20_Text"><text:span text:style-name="T1">The pandas will travel according to the shape of a Dragon Curve. <text:s/>The number of the trans-iterations will be altered by n. </text:span></text:span></text:p>
                </text:list-item>
                <text:list-item>
                  <text:p text:style-name="P4"><text:span text:style-name="Source_20_Text"><text:span text:style-name="T1">We will also make another Dragon Curve-esque fractal by the procedure name </text:span></text:span><text:span text:style-name="Source_20_Text"><text:span text:style-name="T3">dragoons</text:span></text:span><text:span text:style-name="Source_20_Text"><text:span text:style-name="T1">. <text:s/>This procedure will slightly alter a rewrite rule in the procedure dragon to add variance in our design. </text:span></text:span></text:p>
                </text:list-item>
              </text:list>
            </text:list-item>
          </text:list>
        </text:list-item>
      </text:list>
      <text:p text:style-name="P2"><text:span text:style-name="Source_20_Text"><text:span text:style-name="T1"/></text:span></text:p>
      <text:p text:style-name="P2"><text:span text:style-name="Source_20_Text"><text:span text:style-name="T1"><text:tab/></text:span></text:span></text:p>
      <text:p text:style-name="P2"><text:span text:style-name="Source_20_Text"><text:span text:style-name="T1"/></text:span></text:p>
      <text:p text:style-name="P2"><text:span text:style-name="Source_20_Text"><text:span text:style-name="T1"/></text:span></text:p>
      <text:p text:style-name="P2"><text:span text:style-name="Source_20_Text"><text:span text:style-name="T1"/></text:span></text:p>
      <text:p text:style-name="P2"><text:soft-page-break/><text:span text:style-name="Source_20_Text"><text:span text:style-name="T2">Reflection</text:span></text:span></text:p>
      <text:p text:style-name="P2"><text:span text:style-name="Source_20_Text"><text:span text:style-name="T1"><text:tab/>We know our procedure creates 1,000 distinct images because for every n in that range, there is a unique Julia set correspondence, meaning that there is a distinct image given enough pixels. <text:s/>Our original proposal called for creating a Sierpinski carpet of circles for our second element, however, we did not follow through with this idea because it created an image that was too symmetric to comply with our design vision. <text:s/>Instead, we altered our approach to the second element to create orderly grids of circles and squares which would be subtle in the image and not distract from the organic forms of the other shapes. <text:s/>For each ones digit of n (0-9), there is a different amount of circles (while the amount of squares from </text:span></text:span><text:span text:style-name="Source_20_Text"><text:span text:style-name="T3">mesh-grid </text:span></text:span><text:span text:style-name="Source_20_Text"><text:span text:style-name="T1">will always be a grid of 4px by 4px squares for aesthetic stability) created using the procedure </text:span></text:span><text:span text:style-name="Source_20_Text"><text:span text:style-name="T3">circles</text:span></text:span><text:span text:style-name="Source_20_Text"><text:span text:style-name="T1">. <text:s/>Allowing the circle grids to correspond to 1,000 different values would be too tedious without a randomization component, therefore our procedure simplifies its degree of variance by producing the same amount of circles for an example such as n = 1, 11, 21... 991. <text:s/>Our Dragon Curve procedure will create a different image for each tens digit of n because n determines the amount of recursions/iterations of the fractal. <text:s/>It could technically create an unlimited number of curves, but anything above 17 would take more processing power/time than we have available. <text:s/>Therefore, we simply choose to use the tens digit of n. <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ammy Huang</meta:initial-creator>
    <meta:creation-date>2010-04-20T23:10:52</meta:creation-date>
    <dc:creator>Sammy Huang</dc:creator>
    <dc:date>2010-05-03T04:22:17</dc:date>
    <meta:printed-by>Sammy Huang</meta:printed-by>
    <meta:print-date>2010-04-21T01:32:28</meta:print-date>
    <meta:editing-cycles>13</meta:editing-cycles>
    <meta:editing-duration>PT7H21M46S</meta:editing-duration>
    <meta:user-defined meta:name="Info 1"/>
    <meta:user-defined meta:name="Info 2"/>
    <meta:user-defined meta:name="Info 3"/>
    <meta:user-defined meta:name="Info 4"/>
    <meta:document-statistic meta:table-count="0" meta:image-count="0" meta:object-count="0" meta:page-count="2" meta:paragraph-count="27" meta:word-count="782" meta:character-count="4625"/>
  </office:meta>
</office:document-meta>
</file>